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sudo -su</text:p>
      <text:p text:style-name="Standard"><text:s text:c="2"/>339 <text:s/>cd ...</text:p>
      <text:p text:style-name="Standard"><text:s text:c="2"/>340 <text:s/>cd..</text:p>
      <text:p text:style-name="Standard"><text:s text:c="2"/>341 <text:s/>cd-</text:p>
      <text:p text:style-name="Standard"><text:s text:c="2"/>342 <text:s/>cd~</text:p>
      <text:p text:style-name="Standard"><text:s text:c="2"/>343 <text:s/>ls</text:p>
      <text:p text:style-name="Standard"><text:s text:c="2"/>344 <text:s/>ls -l</text:p>
      <text:p text:style-name="Standard"><text:s text:c="2"/>345 <text:s/>cd</text:p>
      <text:p text:style-name="Standard"><text:s text:c="2"/>346 <text:s/>who</text:p>
      <text:p text:style-name="Standard"><text:s text:c="2"/>347 <text:s/>uname</text:p>
      <text:p text:style-name="Standard"><text:s text:c="2"/>348 <text:s/>uname -A</text:p>
      <text:p text:style-name="Standard"><text:s text:c="2"/>349 <text:s/>uname -a</text:p>
      <text:p text:style-name="Standard"><text:s text:c="2"/>350 <text:s/>hostname</text:p>
      <text:p text:style-name="Standard"><text:s text:c="2"/>351 <text:s/>man ls</text:p>
      <text:p text:style-name="Standard"><text:s text:c="2"/>352 <text:s/>man --help</text:p>
      <text:p text:style-name="Standard"><text:s text:c="2"/>353 <text:s/>man -k</text:p>
      <text:p text:style-name="Standard"><text:s text:c="2"/>354 <text:s/>man -k cd</text:p>
      <text:p text:style-name="Standard"><text:s text:c="2"/>355 <text:s/>man -k ifconfig</text:p>
      <text:p text:style-name="Standard"><text:s text:c="2"/>356 <text:s/>apropos</text:p>
      <text:p text:style-name="Standard"><text:s text:c="2"/>357 <text:s/>apropos ifconfig</text:p>
      <text:p text:style-name="Standard"><text:s text:c="2"/>358 <text:s/>cd --help</text:p>
      <text:p text:style-name="Standard"><text:s text:c="2"/>359 <text:s/>whatis ls</text:p>
      <text:p text:style-name="Standard"><text:s text:c="2"/>360 <text:s/>whatis ifconfig</text:p>
      <text:p text:style-name="Standard"><text:s text:c="2"/>361 <text:s/>whatis grep</text:p>
      <text:p text:style-name="Standard"><text:s text:c="2"/>362 <text:s/>history</text:p>
      <text:p text:style-name="Standard"><text:s text:c="2"/>363 <text:s/>apropos ifconfig</text:p>
      <text:p text:style-name="Standard"><text:s text:c="2"/>364 <text:s/>cd /root</text:p>
      <text:p text:style-name="Standard"><text:s text:c="2"/>365 <text:s/>ls -lrt</text:p>
      <text:p text:style-name="Standard"><text:s text:c="2"/>366 <text:s/>cd /</text:p>
      <text:p text:style-name="Standard"><text:s text:c="2"/>367 <text:s/>ll</text:p>
      <text:p text:style-name="Standard"><text:s text:c="2"/>368 <text:s/>touch India</text:p>
      <text:p text:style-name="Standard"><text:s text:c="2"/>369 <text:s/>ll</text:p>
      <text:p text:style-name="Standard"><text:s text:c="2"/>370 <text:s/>ll -ls</text:p>
      <text:p text:style-name="Standard"><text:s text:c="2"/>371 <text:s/>touch InDia</text:p>
      <text:p text:style-name="Standard"><text:s text:c="2"/>372 <text:s/>ll</text:p>
      <text:p text:style-name="Standard"><text:s text:c="2"/>373 <text:s/>ls</text:p>
      <text:p text:style-name="Standard"><text:s text:c="2"/>374 <text:s/>ls -la</text:p>
      <text:p text:style-name="Standard"><text:s text:c="2"/>375 <text:s/>ls</text:p>
      <text:p text:style-name="Standard"><text:s text:c="2"/>376 <text:s/>ls -a</text:p>
      <text:p text:style-name="Standard"><text:s text:c="2"/>377 <text:s/>pwd</text:p>
      <text:p text:style-name="Standard"><text:s text:c="2"/>378 <text:s/>cd /home</text:p>
      <text:p text:style-name="Standard"><text:s text:c="2"/>379 <text:s/>pwd</text:p>
      <text:p text:style-name="Standard"><text:s text:c="2"/>380 <text:s/>tree</text:p>
      <text:p text:style-name="Standard"><text:s text:c="2"/>381 <text:s/>snap install tree</text:p>
      <text:p text:style-name="Standard"><text:s text:c="2"/>382 <text:s/>tree</text:p>
      <text:p text:style-name="Standard"><text:s text:c="2"/>383 <text:s/>cd</text:p>
      <text:p text:style-name="Standard"><text:s text:c="2"/>384 <text:s/>ls</text:p>
      <text:p text:style-name="Standard"><text:s text:c="2"/>385 <text:s/>tree</text:p>
      <text:p text:style-name="Standard"><text:s text:c="2"/>386 <text:s/>histor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19:43:04.161563270</meta:creation-date>
    <dc:date>2022-07-05T19:43:16.949835408</dc:date>
    <meta:editing-duration>PT13S</meta:editing-duration>
    <meta:editing-cycles>1</meta:editing-cycles>
    <meta:document-statistic meta:table-count="0" meta:image-count="0" meta:object-count="0" meta:page-count="1" meta:paragraph-count="49" meta:word-count="128" meta:character-count="660" meta:non-whitespace-character-count="438"/>
    <meta:generator>LibreOffice/7.3.2.2$Linux_X86_64 LibreOffice_project/30$Build-2</meta:generator>
  </office:meta>
</office:document-meta>
</file>